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list-style-name="WWNum1"/>
    <style:style style:name="P3" style:family="paragraph" style:parent-style-name="Standard" style:list-style-name="WWNum2"/>
    <style:style style:name="P4" style:family="paragraph" style:parent-style-name="Standard" style:list-style-name="WWNum3"/>
    <style:style style:name="P5" style:family="paragraph" style:parent-style-name="Standard" style:list-style-name="WWNum4"/>
    <style:style style:name="P6" style:family="paragraph" style:parent-style-name="Standard" style:list-style-name="WWNum4">
      <style:text-properties officeooo:paragraph-rsid="001e3295"/>
    </style:style>
    <style:style style:name="P7" style:family="paragraph" style:parent-style-name="Standard" style:list-style-name="WWNum5"/>
    <style:style style:name="P8" style:family="paragraph" style:parent-style-name="Standard" style:list-style-name="WWNum6">
      <style:text-properties officeooo:paragraph-rsid="001e3295"/>
    </style:style>
    <style:style style:name="P9" style:family="paragraph" style:parent-style-name="Standard" style:list-style-name="WWNum7"/>
    <style:style style:name="P10" style:family="paragraph" style:parent-style-name="Standard" style:list-style-name="WWNum8"/>
    <style:style style:name="P11" style:family="paragraph" style:parent-style-name="Standard" style:list-style-name="WWNum9"/>
    <style:style style:name="P12" style:family="paragraph" style:parent-style-name="Standard" style:list-style-name="WWNum10"/>
    <style:style style:name="P13" style:family="paragraph" style:parent-style-name="Standard" style:list-style-name="WWNum11"/>
    <style:style style:name="P14" style:family="paragraph" style:parent-style-name="Standard" style:list-style-name="WWNum12"/>
    <style:style style:name="P15" style:family="paragraph" style:parent-style-name="Standard" style:list-style-name="WWNum13"/>
    <style:style style:name="P16" style:family="paragraph" style:parent-style-name="Standard" style:list-style-name="WWNum13">
      <style:text-properties officeooo:paragraph-rsid="001e5d44"/>
    </style:style>
    <style:style style:name="P17" style:family="paragraph" style:parent-style-name="Standard" style:list-style-name="WWNum14"/>
    <style:style style:name="P18" style:family="paragraph" style:parent-style-name="Standard" style:list-style-name="WWNum15"/>
    <style:style style:name="P19" style:family="paragraph" style:parent-style-name="Standard" style:list-style-name="WWNum16"/>
    <style:style style:name="P20" style:family="paragraph" style:parent-style-name="Standard" style:list-style-name="WWNum17"/>
    <style:style style:name="P21" style:family="paragraph" style:parent-style-name="Standard" style:list-style-name="WWNum18"/>
    <style:style style:name="P22" style:family="paragraph" style:parent-style-name="Standard" style:list-style-name="WWNum19"/>
    <style:style style:name="P23" style:family="paragraph" style:parent-style-name="Standard" style:list-style-name="WWNum20"/>
    <style:style style:name="P24" style:family="paragraph" style:parent-style-name="Standard" style:list-style-name="WWNum21"/>
    <style:style style:name="P25" style:family="paragraph" style:parent-style-name="Standard" style:list-style-name="WWNum22"/>
    <style:style style:name="P26" style:family="paragraph" style:parent-style-name="Standard" style:list-style-name="WWNum23"/>
    <style:style style:name="P27" style:family="paragraph" style:parent-style-name="Standard" style:list-style-name="WWNum24"/>
    <style:style style:name="T1" style:family="text">
      <style:text-properties fo:font-size="20pt" fo:font-weight="bold" style:font-size-asian="20pt" style:font-weight-asian="bold" style:font-size-complex="20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Segoe UI Emoji" style:font-name-complex="Segoe UI Emoji1"/>
    </style:style>
    <style:style style:name="T5" style:family="text">
      <style:text-properties fo:text-transform="uppercase" fo:color="#156082" loext:opacity="100%"/>
    </style:style>
    <style:style style:name="T6" style:family="text">
      <style:text-properties officeooo:rsid="001e3295"/>
    </style:style>
    <style:style style:name="T7" style:family="text">
      <style:text-properties style:font-name="Aptos"/>
    </style:style>
    <style:style style:name="T8" style:family="text">
      <style:text-properties style:font-name="Aptos" fo:font-weight="bold" style:font-weight-asian="bold" style:font-weight-complex="bold"/>
    </style:style>
    <style:style style:name="T9" style:family="text">
      <style:text-properties style:font-name="Aptos" fo:font-size="12pt" fo:font-weight="bold" style:font-size-asian="12pt" style:font-weight-asian="bold" style:font-size-complex="12pt" style:font-weight-complex="bold"/>
    </style:style>
    <style:style style:name="T10" style:family="text">
      <style:text-properties style:font-name="Aptos" fo:font-size="12pt" style:font-size-asian="12pt" style:font-size-complex="12pt"/>
    </style:style>
    <style:style style:name="T11" style:family="text">
      <style:text-properties style:font-name="Aptos" fo:font-size="12pt" officeooo:rsid="001e5d44" style:font-size-asian="12pt" style:font-size-complex="12pt"/>
    </style:style>
    <style:style style:name="T12" style:family="text">
      <style:text-properties style:font-name-complex="Segoe UI Emoj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Projekt Dokumentation: Lernanwendung zu Wahrnehmungseffekten</text:span><text:span text:style-name="T1"/></text:p>
      <text:p text:style-name="Standard"><text:span text:style-name="T2">1. Einführung</text:span><text:span text:style-name="T2"/></text:p>
      <text:p text:style-name="Standard">Dieses Projekt bestand darin, die Bildungsanwendung <text:span text:style-name="T3">Exploring Perception</text:span> von Colin Ryan in ein webbasiertes Format umzuwandeln, unter Verwendung von HTML, JavaScript und CSS. Ziel war es, den Inhalt und die Interaktionen der ursprünglichen CD in eine moderne, benutzerfreundliche Website zu übertragen.</text:p>
      <text:p text:style-name="Standard"><text:span text:style-name="T2">2. Projektübersicht</text:span><text:span text:style-name="T2"/></text:p>
      <text:p text:style-name="Standard">Das Projekt besteht aus vier Modulen, von denen jedes mehrere Einheiten und Interaktionen umfasst, die verschiedene Aspekte der Wahrnehmungswissenschaft behandeln. Unser Team von vier Mitgliedern arbeitete unter der Anleitung von zwei Professoren, um diese Umstellung abzuschließen.</text:p>
      <text:p text:style-name="Standard"><text:span text:style-name="T2">Teammitglieder:</text:span><text:span text:style-name="T2"/></text:p>
      <text:list text:style-name="WWNum1">
        <text:list-item>
          <text:p text:style-name="P2">Julian de Convenent</text:p>
        </text:list-item>
        <text:list-item>
          <text:p text:style-name="P2">Ghazal Farghadan</text:p>
        </text:list-item>
        <text:list-item>
          <text:p text:style-name="P2">Luke Oeltjenbruns</text:p>
        </text:list-item>
        <text:list-item>
          <text:p text:style-name="P2">Marvin Storbeck</text:p>
        </text:list-item>
      </text:list>
      <text:p text:style-name="Standard"><text:span text:style-name="T2">Betreuende Professoren:</text:span><text:span text:style-name="T2"/></text:p>
      <text:list text:style-name="WWNum2">
        <text:list-item>
          <text:p text:style-name="P3">Prof. Thorsten Thormählen</text:p>
        </text:list-item>
        <text:list-item>
          <text:p text:style-name="P3">Prof. Alexander Schütz</text:p>
        </text:list-item>
      </text:list>
      <text:p text:style-name="Standard"><text:span text:style-name="T2">Titel der Website:</text:span><text:span text:style-name="T2"/></text:p>
      <text:list text:style-name="WWNum3">
        <text:list-item>
          <text:p text:style-name="P4"><text:span text:style-name="T2">Lernanwendung zu Wahrnehmungseffekten</text:span> (Verfügbar auf GitHub)</text:p>
        </text:list-item>
      </text:list>
      <text:p text:style-name="Standard"><text:span text:style-name="T2">3. Module, Einheiten und Interaktionen</text:span><text:span text:style-name="T2"/></text:p>
      <text:p text:style-name="Standard"><text:span text:style-name="T2">Modul 1: Objekt- und Formwahrnehmung</text:span><text:span text:style-name="T2"/></text:p>
      <text:list xml:id="list2699869390" text:style-name="WWNum4">
        <text:list-item>
          <text:p text:style-name="P5"><text:span text:style-name="T2">Einheit 1: Gestaltgesetze der Organisation</text:span></text:p>
          <text:list>
            <text:list-item>
              <text:p text:style-name="P5"><text:span text:style-name="T2">Interaktionen:</text:span></text:p>
              <text:list>
                <text:list-item>
                  <text:p text:style-name="P5">Gesetz der Nähe <text:span text:style-name="T4">✅</text:span></text:p>
                </text:list-item>
                <text:list-item>
                  <text:p text:style-name="P5"><text:soft-page-break/>Gesetz der Ähnlichkeit <text:span text:style-name="T4">✅</text:span></text:p>
                </text:list-item>
                <text:list-item>
                  <text:p text:style-name="P5">Gesetz der Einfachheit oder guten Figur <text:span text:style-name="T4">✅</text:span></text:p>
                </text:list-item>
                <text:list-item>
                  <text:p text:style-name="P5">Gesetz des gemeinsamen Schicksals <text:span text:style-name="T4">✅</text:span></text:p>
                </text:list-item>
                <text:list-item>
                  <text:p text:style-name="P5">Gesetz der guten Fortsetzung <text:span text:style-name="T4">✅</text:span></text:p>
                </text:list-item>
                <text:list-item>
                  <text:p text:style-name="P5">Gesetz der Geschlossenheit <text:span text:style-name="T4">✅</text:span></text:p>
                </text:list-item>
                <text:list-item text:style-override="WWNum5">
                  <text:p text:style-name="P7"><text:span text:style-name="T2">Status:</text:span> Alle Interaktionen abgeschlossen (6/6).</text:p>
                </text:list-item>
              </text:list>
            </text:list-item>
          </text:list>
        </text:list-item>
        <text:list-item>
          <text:p text:style-name="P5"><text:span text:style-name="T2">Einheit 2: Figur und Grund</text:span></text:p>
          <text:list>
            <text:list-item>
              <text:p text:style-name="P5"><text:span text:style-name="T2">Interaktionen:</text:span></text:p>
              <text:list>
                <text:list-item>
                  <text:p text:style-name="P5">Figur-Grund-Ambiguität <text:span text:style-name="T4">✅</text:span></text:p>
                </text:list-item>
                <text:list-item>
                  <text:p text:style-name="P5">Figur-Grund-Ambiguität in der realen Welt <text:span text:style-name="T4">✅</text:span></text:p>
                </text:list-item>
                <text:list-item>
                  <text:p text:style-name="P5">Figur-Grund-Ambiguität und Fläche <text:span text:style-name="T4">✅</text:span></text:p>
                </text:list-item>
                <text:list-item>
                  <text:p text:style-name="P5">Figur, Grund und Symmetrie <text:span text:style-name="T4">✅</text:span></text:p>
                </text:list-item>
                <text:list-item>
                  <text:p text:style-name="P6">Figur, Grund und Bedeutung <text:span text:style-name="T4">✅</text:span></text:p>
                </text:list-item>
                <text:list-item text:style-override="WWNum6">
                  <text:p text:style-name="P8"><text:span text:style-name="T2">Status:</text:span> Alle Interaktionen abgeschlossen (6/6).</text:p>
                </text:list-item>
              </text:list>
            </text:list-item>
          </text:list>
        </text:list-item>
        <text:list-item>
          <text:p text:style-name="P5"><text:span text:style-name="T2">Einheit 3: Figuralnachwirkungen und Texturkonturen</text:span></text:p>
          <text:list>
            <text:list-item>
              <text:p text:style-name="P5"><text:span text:style-name="T2">Interaktionen:</text:span></text:p>
              <text:list>
                <text:list-item>
                  <text:p text:style-name="P5">Faktoren in der texturalen Segregation <text:span text:style-name="T4">❌</text:span></text:p>
                </text:list-item>
                <text:list-item>
                  <text:p text:style-name="P5">Texturen und Konturstärke <text:span text:style-name="T4">❌</text:span></text:p>
                </text:list-item>
                <text:list-item text:style-override="WWNum7">
                  <text:p text:style-name="P9"><text:span text:style-name="T2">Status:</text:span> 0/2 Interaktionen abgeschlossen.</text:p>
                </text:list-item>
              </text:list>
            </text:list-item>
          </text:list>
        </text:list-item>
      </text:list>
      <text:p text:style-name="Standard"><text:span text:style-name="T2">Modul 2: Tiefen- und Größenwahrnehmung</text:span><text:span text:style-name="T2"/></text:p>
      <text:list xml:id="list2879793021" text:style-name="WWNum8">
        <text:list-item>
          <text:p text:style-name="P10"><text:span text:style-name="T2">Einheit 1: Tiefenhinweise</text:span></text:p>
          <text:list>
            <text:list-item>
              <text:p text:style-name="P10"><text:span text:style-name="T2">Interaktionen:</text:span></text:p>
              <text:list>
                <text:list-item>
                  <text:p text:style-name="P10">Interposition als Tiefenhinweis <text:span text:style-name="T4">✅</text:span></text:p>
                </text:list-item>
                <text:list-item>
                  <text:p text:style-name="P10">Sichtabstand und visueller Winkel <text:span text:style-name="T4">✅</text:span></text:p>
                </text:list-item>
                <text:list-item>
                  <text:p text:style-name="P10">Berechnung des visuellen Winkels <text:span text:style-name="T4">❌</text:span> (Nicht abgeschlossen aufgrund fehlender Bilder).</text:p>
                </text:list-item>
                <text:list-item text:style-override="WWNum9">
                  <text:p text:style-name="P11"><text:span text:style-name="T2">Status:</text:span> 2/3 Interaktionen abgeschlossen.</text:p>
                </text:list-item>
              </text:list>
            </text:list-item>
          </text:list>
        </text:list-item>
        <text:list-item>
          <text:p text:style-name="P10"><text:span text:style-name="T2">Einheit 2: Visueller Winkel, retinale Größe und Distanz</text:span></text:p>
          <text:list>
            <text:list-item>
              <text:p text:style-name="P10"><text:soft-page-break/><text:span text:style-name="T2">Interaktionen:</text:span></text:p>
              <text:list>
                <text:list-item>
                  <text:p text:style-name="P10">Sichtabstand und visueller Winkel <text:span text:style-name="T4">❌</text:span></text:p>
                </text:list-item>
                <text:list-item>
                  <text:p text:style-name="P10">Berechnung des visuellen Winkels <text:span text:style-name="T4">❌</text:span></text:p>
                </text:list-item>
                <text:list-item>
                  <text:p text:style-name="P10">Größe und visueller Winkel <text:span text:style-name="T4">❌</text:span></text:p>
                </text:list-item>
                <text:list-item>
                  <text:p text:style-name="P10">Größenunterschiede und visueller Winkel <text:span text:style-name="T4">❌</text:span></text:p>
                </text:list-item>
                <text:list-item>
                  <text:p text:style-name="P10">Größen-Distanz-Skalierung <text:span text:style-name="T4">❌</text:span></text:p>
                </text:list-item>
                <text:list-item>
                  <text:p text:style-name="P10">Nachbilder und Emmerts Gesetz <text:span text:style-name="T4">❌</text:span></text:p>
                </text:list-item>
                <text:list-item text:style-override="WWNum10">
                  <text:p text:style-name="P12"><text:span text:style-name="T2">Status:</text:span> 0/6 Interaktionen abgeschlossen.</text:p>
                </text:list-item>
              </text:list>
            </text:list-item>
          </text:list>
        </text:list-item>
        <text:list-item>
          <text:p text:style-name="P10"><text:span text:style-name="T2">Einheit 3: Größe, Distanz und andere Illusionen</text:span></text:p>
          <text:list>
            <text:list-item>
              <text:p text:style-name="P10"><text:span text:style-name="T2">Interaktionen:</text:span></text:p>
              <text:list>
                <text:list-item>
                  <text:p text:style-name="P10">Die Müller-Lyer-Illusion <text:span text:style-name="T4">⚠️</text:span> (Halb abgeschlossen).</text:p>
                </text:list-item>
                <text:list-item>
                  <text:p text:style-name="P10">Die Ponzo-Illusion <text:span text:style-name="T4">❌</text:span></text:p>
                </text:list-item>
                <text:list-item>
                  <text:p text:style-name="P10">Die horizontal-vertikale Illusion <text:span text:style-name="T4">❌</text:span></text:p>
                </text:list-item>
                <text:list-item text:style-override="WWNum11">
                  <text:p text:style-name="P13"><text:span text:style-name="T2">Status:</text:span> 0.5/3 Interaktionen abgeschlossen.</text:p>
                </text:list-item>
              </text:list>
            </text:list-item>
          </text:list>
        </text:list-item>
        <text:list-item>
          <text:p text:style-name="P10"><text:span text:style-name="T2">Einheit 4: Stereoskopische Tiefenwahrnehmung</text:span></text:p>
          <text:list>
            <text:list-item>
              <text:p text:style-name="P10"><text:span text:style-name="T2">Interaktionen:</text:span></text:p>
              <text:list>
                <text:list-item>
                  <text:p text:style-name="P10">Binokulare Disparität <text:span text:style-name="T4">❌</text:span></text:p>
                </text:list-item>
                <text:list-item>
                  <text:p text:style-name="P10">Der Horopter und korrespondierende Punkte <text:span text:style-name="T4">❌</text:span></text:p>
                </text:list-item>
                <text:list-item>
                  <text:p text:style-name="P10">Disparität und retinale Lage <text:span text:style-name="T4">❌</text:span></text:p>
                </text:list-item>
                <text:list-item>
                  <text:p text:style-name="P10">Disparität und Sichtabstand <text:span text:style-name="T4">❌</text:span></text:p>
                </text:list-item>
                <text:list-item text:style-override="WWNum12">
                  <text:p text:style-name="P14"><text:span text:style-name="T2">Status:</text:span> 0/4 Interaktionen abgeschlossen.</text:p>
                </text:list-item>
              </text:list>
            </text:list-item>
          </text:list>
        </text:list-item>
      </text:list>
      <text:p text:style-name="Standard"><text:span text:style-name="T2">Modul 3: Wahrnehmung der Bewegung</text:span><text:span text:style-name="T2"/></text:p>
      <text:list xml:id="list2193210872" text:style-name="WWNum13">
        <text:list-item>
          <text:p text:style-name="P15"><text:span text:style-name="T2">Einheit 1: Das Phi-Phänomen</text:span></text:p>
          <text:list>
            <text:list-item>
              <text:p text:style-name="P15"><text:span text:style-name="T2">Interaktionen:</text:span></text:p>
              <text:list>
                <text:list-item>
                  <text:p text:style-name="P15">Das Phi-Phänomen, Raum und Zeit <text:span text:style-name="T4">✅</text:span></text:p>
                </text:list-item>
                <text:list-item>
                  <text:p text:style-name="P15">Mehrdeutige und scheinbare Bewegung <text:span text:style-name="T4">✅</text:span></text:p>
                </text:list-item>
                <text:list-item>
                  <text:p text:style-name="P15">Bewegung, Helligkeit und Kontur <text:span text:style-name="T4">✅</text:span></text:p>
                </text:list-item>
                <text:list-item>
                  <text:p text:style-name="P15">Phi, Form und Farbe <text:span text:style-name="T4">✅</text:span></text:p>
                </text:list-item>
                <text:list-item text:style-override="WWNum14">
                  <text:p text:style-name="P17"><text:soft-page-break/><text:span text:style-name="T2">Status:</text:span> Alle Interaktionen abgeschlossen (4/4).</text:p>
                </text:list-item>
              </text:list>
            </text:list-item>
          </text:list>
        </text:list-item>
        <text:list-item>
          <text:p text:style-name="P15"><text:span text:style-name="T2">Einheit 2: Kontextuelle Effekte und scheinbare Bewegung</text:span></text:p>
          <text:list>
            <text:list-item>
              <text:p text:style-name="P15"><text:span text:style-name="T2">Interaktionen:</text:span></text:p>
              <text:list>
                <text:list-item>
                  <text:p text:style-name="P15">Apparente Bewegung und Erfahrung <text:span text:style-name="T4">✅</text:span></text:p>
                </text:list-item>
                <text:list-item>
                  <text:p text:style-name="P15">Felddynamik und apparente Bewegung <text:span text:style-name="T4">✅</text:span></text:p>
                </text:list-item>
                <text:list-item>
                  <text:p text:style-name="P15">Apparente Bewegung und Okklusion <text:span text:style-name="T4">✅</text:span></text:p>
                </text:list-item>
                <text:list-item>
                  <text:p text:style-name="P15">Bewegung und eingeführte Okklusion <text:span text:style-name="T4">✅</text:span></text:p>
                </text:list-item>
                <text:list-item text:style-override="WWNum15">
                  <text:p text:style-name="P18"><text:span text:style-name="T2">Status:</text:span> Alle Interaktionen abgeschlossen (4/4).</text:p>
                </text:list-item>
              </text:list>
            </text:list-item>
          </text:list>
        </text:list-item>
        <text:list-item>
          <text:p text:style-name="P15"><text:span text:style-name="T2">Einheit 3: Phänomenale Identität und Bewegungsnachwirkungen</text:span></text:p>
          <text:list>
            <text:list-item>
              <text:p text:style-name="P15"><text:span text:style-name="T2">Interaktionen:</text:span></text:p>
              <text:list>
                <text:list-item>
                  <text:p text:style-name="P15">Induzierte Bewegung <text:span text:style-name="T4">✅</text:span></text:p>
                </text:list-item>
                <text:list-item>
                  <text:p text:style-name="P15">Bewegungsaufnahme <text:span text:style-name="T4">✅</text:span></text:p>
                </text:list-item>
                <text:list-item text:style-override="WWNum16">
                  <text:p text:style-name="P19"><text:span text:style-name="T2">Status:</text:span> Alle Interaktionen abgeschlossen (2/2).</text:p>
                </text:list-item>
              </text:list>
            </text:list-item>
          </text:list>
        </text:list-item>
        <text:list-item>
          <text:p text:style-name="P15"><text:span text:style-name="T2">Einheit 4: Bewegungsdetektion, apparente Geschwindigkeit und Kausalität</text:span></text:p>
          <text:list>
            <text:list-item>
              <text:p text:style-name="P15"><text:span text:style-name="T2">Interaktionen:</text:span></text:p>
              <text:list>
                <text:list-item>
                  <text:p text:style-name="P15">Bewegte Phantomgitter <text:span text:style-name="T12">✅</text:span></text:p>
                </text:list-item>
                <text:list-item>
                  <text:p text:style-name="P16">Wahrgenommene Geschwindigkeit <text:span text:style-name="T12">✅</text:span></text:p>
                </text:list-item>
                <text:list-item>
                  <text:p text:style-name="P16">Geschwindigkeitsverschiebung <text:span text:style-name="T12">✅</text:span></text:p>
                </text:list-item>
                <text:list-item>
                  <text:p text:style-name="P16">Kausalität und Anstoßeffekt <text:span text:style-name="T12">✅</text:span></text:p>
                </text:list-item>
                <text:list-item text:style-override="WWNum17">
                  <text:p text:style-name="P20"><text:span text:style-name="T9">Status:</text:span><text:span text:style-name="T10"> Alle Interaktionen abgeschlossen (</text:span><text:span text:style-name="T11">4</text:span><text:span text:style-name="T10">/</text:span><text:span text:style-name="T11">4</text:span><text:span text:style-name="T10">)</text:span>.</text:p>
                </text:list-item>
              </text:list>
            </text:list-item>
          </text:list>
        </text:list-item>
      </text:list>
      <text:p text:style-name="Standard">Modul 4: Psychophysik<text:span text:style-name="T2"/></text:p>
      <text:list xml:id="list1592618589" text:style-name="WWNum18">
        <text:list-item>
          <text:p text:style-name="P21"><text:span text:style-name="T2">Einheit 1: Klassische psychophysische Methoden</text:span></text:p>
          <text:list>
            <text:list-item>
              <text:p text:style-name="P21"><text:span text:style-name="T2">Interaktionen:</text:span></text:p>
              <text:list>
                <text:list-item>
                  <text:p text:style-name="P21">Das Methode der Grenzen <text:span text:style-name="T4">❌</text:span></text:p>
                </text:list-item>
                <text:list-item>
                  <text:p text:style-name="P21">Die Methode der Grenzen und DL <text:span text:style-name="T4">❌</text:span></text:p>
                </text:list-item>
                <text:list-item>
                  <text:p text:style-name="P21">Die Methode der Anpassung und PSE <text:span text:style-name="T4">❌</text:span></text:p>
                </text:list-item>
                <text:list-item>
                  <text:p text:style-name="P21">Die Methode der konstanten Stimuli <text:span text:style-name="T4">❌</text:span></text:p>
                </text:list-item>
                <text:list-item text:style-override="WWNum19">
                  <text:p text:style-name="P22"><text:soft-page-break/><text:span text:style-name="T2">Status:</text:span> 0/4 Interaktionen abgeschlossen.</text:p>
                </text:list-item>
              </text:list>
            </text:list-item>
          </text:list>
        </text:list-item>
        <text:list-item>
          <text:p text:style-name="P21"><text:span text:style-name="T2">Einheit 2: Signalentdeckungstheorie</text:span></text:p>
          <text:list>
            <text:list-item>
              <text:p text:style-name="P21"><text:span text:style-name="T2">Interaktionen:</text:span></text:p>
              <text:list>
                <text:list-item>
                  <text:p text:style-name="P21">Wahrscheinlichkeitsverteilung <text:span text:style-name="T4">❌</text:span></text:p>
                </text:list-item>
                <text:list-item>
                  <text:p text:style-name="P21">Bewertung sensorischer Effekte <text:span text:style-name="T4">❌</text:span></text:p>
                </text:list-item>
                <text:list-item>
                  <text:p text:style-name="P21">Kriterium und Fehlerarten <text:span text:style-name="T4">❌</text:span></text:p>
                </text:list-item>
                <text:list-item>
                  <text:p text:style-name="P21">Variation von d' bei konstantem Kriterium <text:span text:style-name="T4">❌</text:span></text:p>
                </text:list-item>
                <text:list-item>
                  <text:p text:style-name="P21">Variablen, die ROC-Kurven beeinflussen <text:span text:style-name="T4">❌</text:span></text:p>
                </text:list-item>
                <text:list-item>
                  <text:p text:style-name="P21">ROC-Kurven, Kriterium und d' <text:span text:style-name="T4">❌</text:span></text:p>
                </text:list-item>
                <text:list-item text:style-override="WWNum20">
                  <text:p text:style-name="P23"><text:span text:style-name="T2">Status:</text:span> 0/6 Interaktionen abgeschlossen.</text:p>
                </text:list-item>
              </text:list>
            </text:list-item>
          </text:list>
        </text:list-item>
        <text:list-item>
          <text:p text:style-name="P21"><text:span text:style-name="T2">Einheit 3: Psychophysikalische Skalierung</text:span></text:p>
          <text:list>
            <text:list-item>
              <text:p text:style-name="P21"><text:span text:style-name="T2">Interaktionen:</text:span></text:p>
              <text:list>
                <text:list-item>
                  <text:p text:style-name="P21">Webers Gesetz und der Weber-Bruch <text:span text:style-name="T4">❌</text:span></text:p>
                </text:list-item>
                <text:list-item>
                  <text:p text:style-name="P21">Webers Gesetz: Unterschiedsschwellen <text:span text:style-name="T4">❌</text:span></text:p>
                </text:list-item>
                <text:list-item>
                  <text:p text:style-name="P21">Stevens Gesetz <text:span text:style-name="T4">❌</text:span></text:p>
                </text:list-item>
                <text:list-item text:style-override="WWNum21">
                  <text:p text:style-name="P24"><text:span text:style-name="T2">Status:</text:span> 0/3 Interaktionen abgeschlossen.</text:p>
                </text:list-item>
              </text:list>
            </text:list-item>
          </text:list>
        </text:list-item>
      </text:list>
      <text:p text:style-name="Standard"><text:span text:style-name="T2">4. Design und Responsivität</text:span><text:span text:style-name="T2"/></text:p>
      <text:p text:style-name="Standard">Wir haben uns darauf konzentriert, die Anwendung modern und benutzerfreundlich zu gestalten. Das Design soll responsiv für verschiedene Bildschirmgrößen sein, jedoch bedarf die mobile Version noch Verbesserungen, um die Skalierbarkeit zu erhöhen und sicherzustellen, dass die Interaktionen auf allen Geräten wie gewünscht funktionieren.</text:p>
      <text:p text:style-name="Standard"><text:span text:style-name="T2">5. Zusammenfassung der abgeschlossenen Interaktionen</text:span><text:span text:style-name="T2"/></text:p>
      <text:list text:style-name="WWNum22">
        <text:list-item>
          <text:p text:style-name="P25"><text:span text:style-name="T2">Gesamtinteraktionen:</text:span> 58</text:p>
        </text:list-item>
        <text:list-item>
          <text:p text:style-name="P25"><text:span text:style-name="T2">Abgeschlossene Interaktionen:</text:span> 30.5/58</text:p>
        </text:list-item>
      </text:list>
      <text:p text:style-name="Standard"><text:span text:style-name="T2">Aufschlüsselung:</text:span><text:span text:style-name="T2"/></text:p>
      <text:list text:style-name="WWNum23">
        <text:list-item>
          <text:p text:style-name="P26">Modul 1: 10/13 Interaktionen abgeschlossen.</text:p>
        </text:list-item>
        <text:list-item>
          <text:p text:style-name="P26">Modul 2: 2.5/17 Interaktionen abgeschlossen.</text:p>
        </text:list-item>
        <text:list-item>
          <text:p text:style-name="P26">Modul 3: 14/14 Interaktionen abgeschlossen.</text:p>
        </text:list-item>
        <text:list-item>
          <text:p text:style-name="P26"><text:soft-page-break/>Modul 4: 0/14 Interaktionen abgeschlossen.</text:p>
        </text:list-item>
      </text:list>
      <text:p text:style-name="Standard"><text:span text:style-name="T2">6. Nächste Schritte</text:span><text:span text:style-name="T2"/></text:p>
      <text:list text:style-name="WWNum24">
        <text:list-item>
          <text:p text:style-name="P27">Vervollständigung der fehlenden Interaktionen, insbesondere in den Modulen 2 und 4.</text:p>
        </text:list-item>
        <text:list-item>
          <text:p text:style-name="P27">Verbesserung der mobilen Skalierung für ein nahtloseres Benutzererlebnis auf allen Geräten.</text:p>
        </text:list-item>
        <text:list-item>
          <text:p text:style-name="P27">Behebung fehlender visueller Ressourcen, die erforderlich sind, um bestimmte Interaktionen abzuschließen (z. B. Bilder für Modul 1 Einheit 2 und Modul 2 Einheit 1).</text:p>
        </text:list-item>
      </text:list>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ptos1" fo:font-size="12pt" fo:language="en" fo:country="GB" style:letter-kerning="true" style:font-name-asian="Aptos2" style:font-size-asian="12pt" style:language-asian="en" style:country-asian="US"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1" fo:font-size="12pt" fo:language="en" fo:country="GB" style:letter-kerning="true" style:font-name-asian="Aptos2"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Times New Roman" style:font-family-complex="'Times New Roman'"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Times New Roman" style:font-family-complex="'Times New Roman'"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Times New Roman" style:font-family-complex="'Times New Roman'"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Times New Roman" style:font-family-complex="'Times New Roman'"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Times New Roman" style:font-family-complex="'Times New Roman'"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Times New Roman" style:font-family-complex="'Times New Roman'" style:font-family-generic-complex="system" style:font-pitch-complex="variabl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1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text-transform="uppercase" fo:color="#156082"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6</text:page-number></text:span><text:span text:style-name="MT1"/></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hazal Lafcadio</meta:initial-creator>
    <meta:editing-cycles>3</meta:editing-cycles>
    <meta:creation-date>2024-09-29T22:26:00</meta:creation-date>
    <dc:date>2024-09-30T10:30:14.166058240</dc:date>
    <meta:editing-duration>PT8M7S</meta:editing-duration>
    <meta:generator>LibreOffice/7.4.7.2$Linux_X86_64 LibreOffice_project/40$Build-2</meta:generator>
    <meta:document-statistic meta:table-count="0" meta:image-count="0" meta:object-count="0" meta:page-count="6" meta:paragraph-count="133" meta:word-count="787" meta:character-count="5498" meta:non-whitespace-character-count="4958"/>
    <meta:user-defined meta:name="AppVersion">16.0000</meta:user-defined>
    <meta:template xlink:type="simple" xlink:actuate="onRequest" xlink:title="Normal.dotm" xlink:href=""/>
  </office:meta>
</office:document-meta>
</file>